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2.421cm"/>
    </style:style>
    <style:style style:name="gr2" style:family="graphic" style:parent-style-name="objectwithoutfill">
      <style:graphic-properties svg:stroke-color="#000000" draw:fill="solid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0.433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2.4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9" style:family="graphic" style:parent-style-name="standard">
      <style:graphic-properties draw:stroke="none" draw:fill="none" fo:min-height="0.434cm"/>
    </style:style>
    <style:style style:name="gr10" style:family="graphic" style:parent-style-name="standard">
      <style:graphic-properties draw:stroke="none" draw:fill="none" fo:min-height="0.433cm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solid" draw:fill-color="#000000"/>
      <style:paragraph-properties fo:text-align="center"/>
      <style:text-properties fo:color="#000000"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00000" fo:font-size="9pt" style:font-size-asian="9pt" style:font-size-complex="9pt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1.143cm" svg:x="7.223cm" svg:y="1.889cm">
          <text:p text:style-name="P1"><text:span text:style-name="T1">User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921cm" svg:height="1.143cm" svg:x="12.303cm" svg:y="7.858cm">
          <text:p text:style-name="P1"><text:span text:style-name="T2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921cm" svg:height="1.143cm" svg:x="7.223cm" svg:y="7.858cm">
          <text:p text:style-name="P1"><text:span text:style-name="T2">Donor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921cm" svg:height="1.143cm" svg:x="4.937cm" svg:y="17.002cm">
          <text:p text:style-name="P1"><text:span text:style-name="T2">Don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921cm" svg:height="1.143cm" svg:x="4.937cm" svg:y="14.335cm">
          <text:p text:style-name="P1"><text:span text:style-name="T2">Donation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21cm" svg:height="1.143cm" svg:x="4.937cm" svg:y="11.287cm">
          <text:p text:style-name="P1"><text:span text:style-name="T2">Don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921cm" svg:height="1.143cm" svg:x="12.204cm" svg:y="5.134cm">
          <text:p text:style-name="P1"><text:span text:style-name="T3">T</text:span><text:span text:style-name="T4">ransaction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.683cm" svg:y1="3.032cm" svg:x2="8.683cm" svg:y2="5.064cm" draw:start-shape="id1" draw:start-glue-point="2" draw:end-shape="id2" draw:end-glue-point="0" svg:d="M8683 3032v2032" svg:viewBox="0 0 1 2033">
          <text:p text:style-name="P1"><text:span text:style-name="T5">Has an</text:span></text:p>
        </draw:connector>
        <draw:connector draw:style-name="gr2" draw:text-style-name="P3" draw:layer="layout" draw:type="line" svg:x1="6.397cm" svg:y1="14.335cm" svg:x2="6.397cm" svg:y2="12.43cm" draw:start-shape="id3" draw:start-glue-point="0" draw:end-shape="id4" draw:end-glue-point="2" svg:d="M6397 14335v-1905" svg:viewBox="0 0 1 1906">
          <text:p text:style-name="P1"><text:span text:style-name="T6">Has a</text:span></text:p>
        </draw:connector>
        <draw:connector draw:style-name="gr2" draw:text-style-name="P3" draw:layer="layout" draw:type="line" svg:x1="8.683cm" svg:y1="9.001cm" svg:x2="6.397cm" svg:y2="11.287cm" draw:start-shape="id5" draw:start-glue-point="2" draw:end-shape="id4" draw:end-glue-point="0" svg:d="M8683 9001l-2286 2286" svg:viewBox="0 0 2287 2287">
          <text:p text:style-name="P1"><text:span text:style-name="T6">Maintains</text:span></text:p>
        </draw:connector>
        <draw:connector draw:style-name="gr2" draw:text-style-name="P3" draw:layer="layout" draw:type="line" svg:x1="10.144cm" svg:y1="5.635cm" svg:x2="12.204cm" svg:y2="5.705cm" draw:start-shape="id2" draw:start-glue-point="1" draw:end-shape="id6" draw:end-glue-point="3" svg:d="M10144 5635l2060 70" svg:viewBox="0 0 2061 71">
          <text:p text:style-name="P1"><text:span text:style-name="T6">Has a</text:span></text:p>
        </draw:connector>
        <draw:connector draw:style-name="gr2" draw:text-style-name="P3" draw:layer="layout" draw:type="line" svg:x1="6.397cm" svg:y1="15.478cm" svg:x2="6.397cm" svg:y2="17.002cm" draw:start-shape="id3" draw:start-glue-point="2" draw:end-shape="id7" draw:end-glue-point="0" svg:d="M6397 15478v1524" svg:viewBox="0 0 1 1525">
          <text:p text:style-name="P1"><text:span text:style-name="T6">Maintains</text:span></text:p>
        </draw:connector>
        <draw:connector draw:style-name="gr2" draw:text-style-name="P3" draw:layer="layout" draw:type="line" svg:x1="13.664cm" svg:y1="6.277cm" svg:x2="13.763cm" svg:y2="7.858cm" draw:start-shape="id6" draw:start-glue-point="2" draw:end-shape="id8" draw:end-glue-point="0" svg:d="M13664 6277l99 1581" svg:viewBox="0 0 100 1582">
          <text:p text:style-name="P1"><text:span text:style-name="T6">maintains</text:span></text:p>
        </draw:connector>
        <draw:custom-shape draw:style-name="gr1" draw:text-style-name="P2" xml:id="id2" draw:id="id2" draw:layer="layout" svg:width="2.921cm" svg:height="1.143cm" svg:x="7.223cm" svg:y="5.064cm">
          <text:p text:style-name="P1"><text:span text:style-name="T2">Organiza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.683cm" svg:y1="6.207cm" svg:x2="8.683cm" svg:y2="7.858cm" draw:start-shape="id2" draw:start-glue-point="2" draw:end-shape="id5" draw:end-glue-point="0" svg:d="M8683 6207v1651" svg:viewBox="0 0 1 1652">
          <text:p text:style-name="P1"><text:span text:style-name="T7">Has a</text:span></text:p>
        </draw:connector>
        <draw:frame draw:style-name="gr3" draw:text-style-name="P4" draw:layer="layout" svg:width="1.397cm" svg:height="0.962cm" svg:x="8.366cm" svg:y="8.928cm">
          <draw:text-box>
            <text:p><text:span text:style-name="T8">1</text:span></text:p>
          </draw:text-box>
        </draw:frame>
        <draw:frame draw:style-name="gr3" draw:text-style-name="P4" draw:layer="layout" svg:width="1.397cm" svg:height="0.962cm" svg:x="8.62cm" svg:y="6.334cm">
          <draw:text-box>
            <text:p><text:span text:style-name="T8">1</text:span></text:p>
          </draw:text-box>
        </draw:frame>
        <draw:frame draw:style-name="gr4" draw:text-style-name="P4" draw:layer="layout" svg:width="1.27cm" svg:height="1.143cm" svg:x="8.62cm" svg:y="7.35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8.747cm" svg:y="3.159cm">
          <draw:text-box>
            <text:p><text:span text:style-name="T8">1</text:span></text:p>
          </draw:text-box>
        </draw:frame>
        <draw:frame draw:style-name="gr5" draw:text-style-name="P4" draw:layer="layout" svg:width="1.27cm" svg:height="0.683cm" svg:x="8.747cm" svg:y="4.429cm">
          <draw:text-box>
            <text:p><text:span text:style-name="T8">1</text:span></text:p>
          </draw:text-box>
        </draw:frame>
        <draw:custom-shape draw:style-name="gr6" draw:text-style-name="P2" xml:id="id10" draw:id="id10" draw:layer="layout" svg:width="2.921cm" svg:height="1.016cm" svg:x="10.525cm" svg:y="10.525cm">
          <text:p text:style-name="P1"><text:span text:style-name="T2">Expen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921cm" svg:height="1.143cm" svg:x="15.605cm" svg:y="10.525cm">
          <text:p text:style-name="P1"><text:span text:style-name="T2">Incom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3.982cm" svg:y1="9.001cm" svg:x2="17.065cm" svg:y2="10.525cm" draw:end-shape="id9" draw:end-glue-point="0" svg:d="M13982 9001l3083 1524" svg:viewBox="0 0 3084 1525">
          <text:p text:style-name="P1"><text:span text:style-name="T6">Extends</text:span></text:p>
        </draw:connector>
        <draw:connector draw:style-name="gr2" draw:text-style-name="P3" draw:layer="layout" draw:type="line" svg:x1="13.982cm" svg:y1="9.001cm" svg:x2="11.985cm" svg:y2="10.525cm" draw:end-shape="id10" draw:end-glue-point="0" svg:d="M13982 9001l-1997 1524" svg:viewBox="0 0 1998 1525">
          <text:p text:style-name="P1"><text:span text:style-name="T6">Extends</text:span></text:p>
        </draw:connector>
        <draw:frame draw:style-name="gr3" draw:text-style-name="P4" draw:layer="layout" svg:width="1.016cm" svg:height="0.962cm" svg:x="11.668cm" svg:y="5.064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6.207cm" svg:y="15.478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6.207cm" svg:y="13.7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6.207cm" svg:y="12.357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10.017cm" svg:y="5.064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13.573cm" svg:y="6.207cm">
          <draw:text-box>
            <text:p><text:span text:style-name="T8">1</text:span></text:p>
          </draw:text-box>
        </draw:frame>
        <draw:frame draw:style-name="gr7" draw:text-style-name="P5" draw:layer="layout" svg:width="0.748cm" svg:height="0.962cm" svg:x="6.221cm" svg:y="16.421cm">
          <draw:text-box>
            <text:p>*</text:p>
          </draw:text-box>
        </draw:frame>
        <draw:frame draw:style-name="gr8" draw:text-style-name="P5" draw:layer="layout" svg:width="0.748cm" svg:height="0.962cm" svg:x="13.587cm" svg:y="7.35cm">
          <draw:text-box>
            <text:p>*</text:p>
          </draw:text-box>
        </draw:frame>
        <draw:frame draw:style-name="gr8" draw:text-style-name="P5" draw:layer="layout" svg:width="0.748cm" svg:height="0.962cm" svg:x="6.715cm" svg:y="10.706cm">
          <draw:text-box>
            <text:p>*</text:p>
          </draw:text-box>
        </draw:frame>
        <draw:frame draw:style-name="gr9" draw:text-style-name="P6" draw:layer="layout" svg:width="0.718cm" svg:height="0.684cm" svg:x="16.792cm" svg:y="10.017cm">
          <draw:text-box>
            <text:p><text:span text:style-name="T8">1</text:span></text:p>
          </draw:text-box>
        </draw:frame>
        <draw:frame draw:style-name="gr9" draw:text-style-name="P6" draw:layer="layout" svg:width="0.718cm" svg:height="0.684cm" svg:x="11.668cm" svg:y="9.89cm">
          <draw:text-box>
            <text:p><text:span text:style-name="T8">1</text:span></text:p>
          </draw:text-box>
        </draw:frame>
        <draw:frame draw:style-name="gr10" draw:text-style-name="P6" draw:layer="layout" svg:width="0.718cm" svg:height="0.683cm" svg:x="12.855cm" svg:y="9.08cm">
          <draw:text-box>
            <text:p><text:span text:style-name="T8">1</text:span></text:p>
          </draw:text-box>
        </draw:frame>
        <draw:frame draw:style-name="gr9" draw:text-style-name="P6" draw:layer="layout" svg:width="0.718cm" svg:height="0.684cm" svg:x="14.589cm" svg:y="8.952cm">
          <draw:text-box>
            <text:p><text:span text:style-name="T8">1</text:span></text:p>
          </draw:text-box>
        </draw:frame>
        <draw:custom-shape draw:style-name="gr1" draw:text-style-name="P2" xml:id="id11" draw:id="id11" draw:layer="layout" svg:width="2.921cm" svg:height="1.143cm" svg:x="1.254cm" svg:y="14.335cm">
          <text:p text:style-name="P1"><text:span text:style-name="T2">&lt;Interface&gt;</text:span></text:p>
          <text:p text:style-name="P1"><text:span text:style-name="T2">Visi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921cm" svg:height="1.143cm" svg:x="10.257cm" svg:y="17.002cm">
          <text:p text:style-name="P1"><text:span text:style-name="T2">Vis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10.003cm" svg:y="19.669cm">
          <text:p text:style-name="P1"><text:span text:style-name="T2">PaymentVisito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59cm" svg:y1="18.145cm" svg:x2="11.59cm" svg:y2="19.669cm" svg:d="M11590 18145v1524" svg:viewBox="0 0 1 1525">
          <text:p text:style-name="P1"><text:span text:style-name="T6">Implements</text:span></text:p>
        </draw:connector>
        <draw:frame draw:style-name="gr3" draw:text-style-name="P4" draw:layer="layout" svg:width="1.016cm" svg:height="0.962cm" svg:x="11.4cm" svg:y="18.145cm">
          <draw:text-box>
            <text:p><text:span text:style-name="T8">1</text:span></text:p>
          </draw:text-box>
        </draw:frame>
        <draw:frame draw:style-name="gr7" draw:text-style-name="P5" draw:layer="layout" svg:width="0.748cm" svg:height="0.962cm" svg:x="11.414cm" svg:y="19.088cm">
          <draw:text-box>
            <text:p><text:span text:style-name="T9">1</text:span></text:p>
          </draw:text-box>
        </draw:frame>
        <draw:connector draw:style-name="gr2" draw:text-style-name="P3" draw:layer="layout" draw:type="line" svg:x1="4.937cm" svg:y1="17.573cm" svg:x2="2.714cm" svg:y2="15.478cm" draw:start-shape="id7" draw:start-glue-point="3" draw:end-shape="id11" draw:end-glue-point="2" svg:d="M4937 17573l-2223-2095" svg:viewBox="0 0 2224 2096">
          <text:p text:style-name="P1"><text:span text:style-name="T6">Implements</text:span></text:p>
        </draw:connector>
        <draw:frame draw:style-name="gr3" draw:text-style-name="P4" draw:layer="layout" svg:width="1.016cm" svg:height="0.962cm" svg:x="4.302cm" svg:y="17.256cm">
          <draw:text-box>
            <text:p><text:span text:style-name="T8">1</text:span></text:p>
          </draw:text-box>
        </draw:frame>
        <draw:frame draw:style-name="gr3" draw:text-style-name="P4" draw:layer="layout" svg:width="1.016cm" svg:height="0.962cm" svg:x="2.143cm" svg:y="15.405cm">
          <draw:text-box>
            <text:p><text:span text:style-name="T8">1</text:span></text:p>
          </draw:text-box>
        </draw:frame>
        <draw:connector draw:style-name="gr11" draw:text-style-name="P1" draw:layer="layout" svg:x1="7.858cm" svg:y1="17.573cm" svg:x2="10.257cm" svg:y2="17.573cm" draw:start-shape="id7" draw:start-glue-point="1" draw:end-shape="id12" draw:end-glue-point="3" svg:d="M7858 17573h2399" svg:viewBox="0 0 2400 1">
          <text:p text:style-name="P1"><text:span text:style-name="T9">Uses a</text:span></text:p>
          <text:p text:style-name="P1"><text:span text:style-name="T9"/></text:p>
        </draw:connector>
        <draw:frame draw:style-name="gr7" draw:text-style-name="P5" draw:layer="layout" svg:width="0.748cm" svg:height="0.962cm" svg:x="9.749cm" svg:y="16.929cm">
          <draw:text-box>
            <text:p><text:span text:style-name="T9">1</text:span></text:p>
          </draw:text-box>
        </draw:frame>
        <draw:frame draw:style-name="gr7" draw:text-style-name="P5" draw:layer="layout" svg:width="0.748cm" svg:height="0.962cm" svg:x="7.745cm" svg:y="16.929cm">
          <draw:text-box>
            <text:p><text:span text:style-name="T9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23:00:28.325000000</meta:creation-date>
    <dc:date>2019-04-18T17:10:24.316000000</dc:date>
    <meta:editing-duration>P5DT14H3M28S</meta:editing-duration>
    <meta:editing-cycles>6</meta:editing-cycles>
    <meta:generator>LibreOffice/6.2.1.2$Windows_X86_64 LibreOffice_project/7bcb35dc3024a62dea0caee87020152d1ee96e71</meta:generator>
    <meta:document-statistic meta:object-count="49"/>
  </office:meta>
</office:document-meta>
</file>